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Schola" fo:font-size="14pt" fo:language="es" fo:country="ES" fo:font-weight="bold" officeooo:rsid="00238e0e" officeooo:paragraph-rsid="00238e0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eX Gyre Schola" fo:font-size="14pt" fo:language="es" fo:country="ES" fo:font-weight="bold" officeooo:rsid="0021a238" officeooo:paragraph-rsid="0023b6c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eX Gyre Schola" fo:language="es" fo:country="ES" officeooo:rsid="0021a238" officeooo:paragraph-rsid="0021a238"/>
    </style:style>
    <style:style style:name="P4" style:family="paragraph" style:parent-style-name="Standard">
      <style:paragraph-properties fo:text-align="start" style:justify-single-word="false"/>
      <style:text-properties style:font-name="TeX Gyre Schola" fo:language="es" fo:country="ES" officeooo:rsid="0021a238" officeooo:paragraph-rsid="0021a238"/>
    </style:style>
    <style:style style:name="P5" style:family="paragraph" style:parent-style-name="Standard">
      <style:text-properties style:font-name="TeX Gyre Schola" fo:language="es" fo:country="ES" fo:font-weight="bold" officeooo:rsid="001fdce4" officeooo:paragraph-rsid="001fdce4" style:font-weight-asian="bold" style:font-weight-complex="bold"/>
    </style:style>
    <style:style style:name="P6" style:family="paragraph" style:parent-style-name="Standard">
      <style:text-properties style:font-name="TeX Gyre Schola" fo:language="es" fo:country="ES" fo:font-weight="bold" officeooo:rsid="001fdce4" officeooo:paragraph-rsid="00278f62" style:font-weight-asian="bold" style:font-weight-complex="bold"/>
    </style:style>
    <style:style style:name="P7" style:family="paragraph" style:parent-style-name="Standard">
      <style:text-properties style:font-name="TeX Gyre Schola" fo:language="es" fo:country="ES" fo:font-weight="bold" officeooo:rsid="00238e0e" officeooo:paragraph-rsid="00238e0e" style:font-weight-asian="bold" style:font-weight-complex="bold"/>
    </style:style>
    <style:style style:name="P8" style:family="paragraph" style:parent-style-name="Standard">
      <style:text-properties style:font-name="TeX Gyre Schola" fo:language="es" fo:country="ES" fo:font-weight="bold" officeooo:rsid="00238e0e" officeooo:paragraph-rsid="00278f62" style:font-weight-asian="bold" style:font-weight-complex="bold"/>
    </style:style>
    <style:style style:name="P9" style:family="paragraph" style:parent-style-name="Standard">
      <style:text-properties style:font-name="TeX Gyre Schola" fo:language="es" fo:country="ES" fo:font-weight="bold" officeooo:rsid="00296b71" officeooo:paragraph-rsid="00296b71" style:font-weight-asian="bold" style:font-weight-complex="bold"/>
    </style:style>
    <style:style style:name="P10" style:family="paragraph" style:parent-style-name="Standard">
      <style:text-properties style:font-name="TeX Gyre Schola" fo:language="es" fo:country="ES" officeooo:rsid="001fdce4" officeooo:paragraph-rsid="001fdce4"/>
    </style:style>
    <style:style style:name="P11" style:family="paragraph" style:parent-style-name="Standard">
      <style:text-properties style:font-name="TeX Gyre Schola" fo:language="es" fo:country="ES" officeooo:rsid="001fdce4" officeooo:paragraph-rsid="00296b71"/>
    </style:style>
    <style:style style:name="P12" style:family="paragraph" style:parent-style-name="Standard">
      <style:text-properties style:font-name="TeX Gyre Schola" fo:language="es" fo:country="ES" officeooo:rsid="00238e0e" officeooo:paragraph-rsid="00238e0e"/>
    </style:style>
    <style:style style:name="P13" style:family="paragraph" style:parent-style-name="Standard">
      <style:text-properties style:font-name="TeX Gyre Schola" fo:language="es" fo:country="ES" officeooo:rsid="00238e0e" officeooo:paragraph-rsid="00278f62"/>
    </style:style>
    <style:style style:name="P14" style:family="paragraph" style:parent-style-name="Standard">
      <style:text-properties style:font-name="TeX Gyre Schola" fo:language="es" fo:country="ES" officeooo:rsid="0025a542" officeooo:paragraph-rsid="0025a542"/>
    </style:style>
    <style:style style:name="P15" style:family="paragraph" style:parent-style-name="Standard">
      <style:text-properties style:font-name="TeX Gyre Schola" fo:language="es" fo:country="ES" officeooo:rsid="0025a542" officeooo:paragraph-rsid="00278f62"/>
    </style:style>
    <style:style style:name="P16" style:family="paragraph" style:parent-style-name="Standard">
      <style:text-properties style:font-name="TeX Gyre Schola" fo:language="es" fo:country="ES" fo:font-weight="normal" officeooo:rsid="0025a542" officeooo:paragraph-rsid="00296b71" style:font-weight-asian="normal" style:font-weight-complex="normal"/>
    </style:style>
    <style:style style:name="P17" style:family="paragraph" style:parent-style-name="Standard">
      <style:text-properties style:font-name="TeX Gyre Schola" fo:language="es" fo:country="ES" fo:font-weight="normal" officeooo:rsid="00238e0e" officeooo:paragraph-rsid="00238e0e" style:font-weight-asian="normal" style:font-weight-complex="normal"/>
    </style:style>
    <style:style style:name="P18" style:family="paragraph" style:parent-style-name="Standard">
      <style:text-properties style:font-name="TeX Gyre Schola" fo:language="es" fo:country="ES" fo:font-weight="normal" officeooo:rsid="001fdce4" officeooo:paragraph-rsid="001fdce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eX Gyre Schola" fo:language="es" fo:country="ES" fo:font-weight="normal" officeooo:rsid="0023b6c9" officeooo:paragraph-rsid="0021a238" style:font-weight-asian="normal" style:font-weight-complex="normal"/>
    </style:style>
    <style:style style:name="P20" style:family="paragraph" style:parent-style-name="Standard">
      <style:text-properties style:font-name="TeX Gyre Schola" fo:language="es" fo:country="ES" fo:font-weight="normal" officeooo:rsid="00278f62" officeooo:paragraph-rsid="00278f62" style:font-weight-asian="normal" style:font-weight-complex="normal"/>
    </style:style>
    <style:style style:name="P21" style:family="paragraph" style:parent-style-name="Standard">
      <style:text-properties style:font-name="TeX Gyre Schola" fo:language="es" fo:country="ES" officeooo:rsid="0027668d" officeooo:paragraph-rsid="0027668d"/>
    </style:style>
    <style:style style:name="P22" style:family="paragraph" style:parent-style-name="Standard">
      <style:text-properties style:font-name="TeX Gyre Schola" fo:language="es" fo:country="ES" officeooo:rsid="0027668d" officeooo:paragraph-rsid="00278f62"/>
    </style:style>
    <style:style style:name="P23" style:family="paragraph" style:parent-style-name="Standard">
      <style:text-properties style:font-name="TeX Gyre Schola" fo:language="es" fo:country="ES" officeooo:rsid="00278f62" officeooo:paragraph-rsid="00278f62"/>
    </style:style>
    <style:style style:name="P24" style:family="paragraph" style:parent-style-name="Standard">
      <style:paragraph-properties fo:text-align="start" style:justify-single-word="false"/>
      <style:text-properties style:font-name="TeX Gyre Schola" fo:language="es" fo:country="ES" officeooo:rsid="00296b71" officeooo:paragraph-rsid="00296b71"/>
    </style:style>
    <style:style style:name="P25" style:family="paragraph" style:parent-style-name="Standard">
      <style:text-properties style:font-name="TeX Gyre Schola" fo:language="es" fo:country="ES" officeooo:rsid="00296b71" officeooo:paragraph-rsid="00296b71"/>
    </style:style>
    <style:style style:name="P26" style:family="paragraph" style:parent-style-name="Standard">
      <style:paragraph-properties fo:text-align="start" style:justify-single-word="false"/>
      <style:text-properties style:font-name="TeX Gyre Schola" fo:font-size="12pt" fo:language="es" fo:country="ES" fo:font-weight="normal" officeooo:rsid="0021a238" officeooo:paragraph-rsid="0023b6c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TeX Gyre Schola" fo:language="es" fo:country="ES" fo:font-weight="normal" officeooo:rsid="00278f62" officeooo:paragraph-rsid="002cf35e" style:font-weight-asian="normal" style:font-weight-complex="normal"/>
    </style:style>
    <style:style style:name="P28" style:family="paragraph" style:parent-style-name="Standard">
      <style:text-properties style:font-name="TeX Gyre Schola" fo:language="es" fo:country="ES" fo:font-weight="normal" officeooo:rsid="00278f62" officeooo:paragraph-rsid="002d34d4" style:font-weight-asian="normal" style:font-weight-complex="normal"/>
    </style:style>
    <style:style style:name="P29" style:family="paragraph" style:parent-style-name="Standard">
      <style:text-properties style:font-name="TeX Gyre Schola" fo:language="es" fo:country="ES" officeooo:rsid="00238e0e" officeooo:paragraph-rsid="002cf35e"/>
    </style:style>
    <style:style style:name="P30" style:family="paragraph" style:parent-style-name="Standard">
      <style:text-properties style:font-name="TeX Gyre Schola" fo:language="es" fo:country="ES" officeooo:rsid="00238e0e" officeooo:paragraph-rsid="00278f62"/>
    </style:style>
    <style:style style:name="P31" style:family="paragraph" style:parent-style-name="Standard">
      <style:text-properties style:font-name="TeX Gyre Schola" fo:language="es" fo:country="ES" officeooo:rsid="0025a542" officeooo:paragraph-rsid="0025a542"/>
    </style:style>
    <style:style style:name="P32" style:family="paragraph" style:parent-style-name="Standard">
      <style:paragraph-properties fo:text-align="start" style:justify-single-word="false"/>
      <style:text-properties officeooo:paragraph-rsid="002cf35e"/>
    </style:style>
    <style:style style:name="T1" style:family="text">
      <style:text-properties officeooo:rsid="00238e0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3b6c9" style:font-weight-asian="normal" style:font-weight-complex="normal"/>
    </style:style>
    <style:style style:name="T4" style:family="text">
      <style:text-properties fo:font-weight="normal" officeooo:rsid="00278f62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78f62" style:font-style-asian="italic" style:font-style-complex="italic"/>
    </style:style>
    <style:style style:name="T7" style:family="text">
      <style:text-properties fo:font-style="italic" officeooo:rsid="002b87ed" style:font-style-asian="italic" style:font-style-complex="italic"/>
    </style:style>
    <style:style style:name="T8" style:family="text">
      <style:text-properties fo:font-style="italic" officeooo:rsid="002cf35e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06d9" style:font-weight-asian="bold" style:font-weight-complex="bold"/>
    </style:style>
    <style:style style:name="T12" style:family="text">
      <style:text-properties fo:font-weight="bold" officeooo:rsid="002b91f9" style:font-weight-asian="bold" style:font-weight-complex="bold"/>
    </style:style>
    <style:style style:name="T13" style:family="text">
      <style:text-properties officeooo:rsid="00278f62"/>
    </style:style>
    <style:style style:name="T14" style:family="text">
      <style:text-properties officeooo:rsid="00296b71"/>
    </style:style>
    <style:style style:name="T15" style:family="text">
      <style:text-properties officeooo:rsid="002a06d9"/>
    </style:style>
    <style:style style:name="T16" style:family="text">
      <style:text-properties officeooo:rsid="002b91f9"/>
    </style:style>
    <style:style style:name="T17" style:family="text">
      <style:text-properties style:font-name="TeX Gyre Schola" fo:font-size="12pt" fo:language="es" fo:country="ES" fo:font-weight="normal" officeooo:rsid="002a06d9" style:font-size-asian="12pt" style:font-weight-asian="normal" style:font-size-complex="12pt" style:font-weight-complex="normal"/>
    </style:style>
    <style:style style:name="T18" style:family="text">
      <style:text-properties style:font-name="TeX Gyre Schola" fo:font-size="12pt" fo:language="es" fo:country="ES" fo:font-weight="bold" officeooo:rsid="002a06d9" style:font-size-asian="12pt" style:font-weight-asian="bold" style:font-size-complex="12pt" style:font-weight-complex="bold"/>
    </style:style>
    <style:style style:name="T19" style:family="text">
      <style:text-properties style:font-name="TeX Gyre Schola" fo:language="es" fo:country="ES" fo:font-weight="normal" officeooo:rsid="0021a238" style:font-weight-asian="normal" style:font-weight-complex="normal"/>
    </style:style>
    <style:style style:name="T20" style:family="text">
      <style:text-properties officeooo:rsid="002cf35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quema Celebración de Reyes</text:p>
      <text:p text:style-name="P3"/>
      <text:section text:style-name="Sect1" text:name="Sección1">
        <text:p text:style-name="P4"><text:span text:style-name="T10">El Bautismo del Señor </text:span><text:span text:style-name="T3">(pag. 519)</text:span></text:p>
        <text:p text:style-name="P24"><text:span text:style-name="T3">D</text:span><text:span text:style-name="T2">OMINGO DESPUÉS DEL 6 DE ENERO</text:span></text:p>
        <text:p text:style-name="P19"/>
        <text:p text:style-name="P2">LAUDES</text:p>
        <text:p text:style-name="P26"/>
        <text:p text:style-name="P9"><text:span text:style-name="T15">1. </text:span>Invocación Inicial</text:p>
        <text:p text:style-name="P16"><text:span text:style-name="T10">V.</text:span><text:tab/>Señor, abre mis labios.</text:p>
        <text:p text:style-name="P16"><text:span text:style-name="T10">R.</text:span><text:tab/>Y mi boca proclamará tu alabanza.</text:p>
        <text:p text:style-name="P18"/>
        <text:p text:style-name="P5"><text:span text:style-name="T15">2. </text:span>Invitat<text:span text:style-name="T1">o</text:span>rio</text:p>
        <text:p text:style-name="P14">Antífona (pag. 523)</text:p>
        <text:p text:style-name="P14">Canto: “<text:span text:style-name="T7">Si hoy escucháis su voz</text:span>” <text:span text:style-name="T20">o “</text:span><text:span text:style-name="T8">Aclamad al Señor</text:span><text:span text:style-name="T20">”</text:span></text:p>
        <text:p text:style-name="P10"/>
        <text:p text:style-name="P10"><text:span text:style-name="T11">3. </text:span><text:span text:style-name="T10">Himno</text:span></text:p>
        <text:p text:style-name="P14"><text:span text:style-name="T16">Himno</text:span> de Laudes (pag. 530)</text:p>
        <text:p text:style-name="P10"/>
        <text:p text:style-name="P11"><text:span text:style-name="T11">4. </text:span><text:span text:style-name="T10">Salmo 1</text:span></text:p>
        <text:p text:style-name="P21">Antífona (pag. 531)</text:p>
        <text:p text:style-name="P21">Canto: “<text:span text:style-name="T5">Oh Dios, tu eres mi Dios</text:span>”</text:p>
        <text:p text:style-name="P10"/>
        <text:p text:style-name="P11"><text:span text:style-name="T11">5. </text:span><text:span text:style-name="T10">Salmo 2</text:span></text:p>
        <text:p text:style-name="P22">Antífona (pag. 531)</text:p>
        <text:p text:style-name="P22">Canto: “<text:span text:style-name="T6">Cántico de los tres jóvenes</text:span>”</text:p>
        <text:p text:style-name="P22"/>
        <text:p text:style-name="P11"><text:span text:style-name="T11">6. </text:span><text:span text:style-name="T10">Salmo 3</text:span></text:p>
        <text:p text:style-name="P22">Antífona (pag. 531)</text:p>
        <text:p text:style-name="P22">Canto: “<text:span text:style-name="T6">Cantad al Señor, cantad</text:span>”</text:p>
        <text:p text:style-name="P10"/>
        <text:p text:style-name="P5"><text:span text:style-name="T15">7. </text:span>Lectura <text:span text:style-name="T14">b</text:span>reve <text:span text:style-name="T4">(pag. 531)</text:span></text:p>
        <text:p text:style-name="P6"><text:span text:style-name="T15">8. </text:span>Responsorio <text:span text:style-name="T14">b</text:span>reve <text:span text:style-name="T4">(pag. 531)</text:span></text:p>
        <text:p text:style-name="P10"/>
        <text:p text:style-name="P32"><text:span text:style-name="T18">9. Pastorela</text:span></text:p>
        <text:p text:style-name="P32"><text:span text:style-name="T18">*</text:span><text:span text:style-name="T17"> Representación del misterio de la navidad</text:span></text:p>
        <text:p text:style-name="P32"><text:span text:style-name="T18">*</text:span><text:span text:style-name="T17"> </text:span><text:span text:style-name="T19">Dialogo con los niños</text:span></text:p>
        <text:p text:style-name="P12"><text:span text:style-name="T11">10. </text:span><text:span text:style-name="T10">Cántico evangélico</text:span></text:p>
        <text:p text:style-name="P23">Antífona (pag. 532)</text:p>
        <text:p text:style-name="P15">Canto: “<text:span text:style-name="T6">Benedictus</text:span>”</text:p>
        <text:p text:style-name="P15"/>
        <text:p text:style-name="P8"><text:span text:style-name="T15">11. </text:span>Pre<text:span text:style-name="T13">c</text:span>es </text:p>
        <text:p text:style-name="P20"><text:span text:style-name="T12">*</text:span><text:span text:style-name="T16"> Preces</text:span> (pag. 532)</text:p>
        <text:p text:style-name="P27"><text:span text:style-name="T12">* </text:span>Intenciones libres (pag. 532)</text:p>
        <text:p text:style-name="P29"><text:span text:style-name="T12">* </text:span>Padre Nuestro <text:span text:style-name="T4">(pag. 532)</text:span></text:p>
        <text:p text:style-name="P29"><text:span text:style-name="T12">* </text:span>Ave María</text:p>
        <text:p text:style-name="P29"><text:span text:style-name="T12">* </text:span>Paz</text:p>
        <text:p text:style-name="P12"/>
        <text:p text:style-name="P7"><text:span text:style-name="T15">12. </text:span>Oración final <text:span text:style-name="T4">(pag. 533)</text:span></text:p>
        <text:p text:style-name="P12"/>
        <text:p text:style-name="P9"><text:span text:style-name="T15">13. </text:span>Conclusión</text:p>
        <text:p text:style-name="P25"><text:span text:style-name="T10">V.</text:span><text:tab/>El Señor nos bendiga, nos guarde de todo mal y nos lleve a la vida eterna.</text:p>
        <text:p text:style-name="P25"><text:span text:style-name="T10">R.</text:span><text:tab/>Amén.</text:p>
        <text:p text:style-name="P25"/>
        <text:p text:style-name="P13"><text:span text:style-name="T11">14. </text:span><text:span text:style-name="T10">Canto final</text:span></text:p>
        <text:p text:style-name="P28">Canto: “<text:span text:style-name="T5">Cantemos al niño</text:span>”</text:p>
        <text:p text:style-name="P13">Entrega de regalos</text:p>
        <text:p text:style-name="P13"/>
        <text:p text:style-name="P7"><text:span text:style-name="T15">15. </text:span>Ágape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  <text:p text:style-name="P17"><text:soft-page-break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09:24:19.872489495</meta:creation-date>
    <dc:date>2021-12-16T11:19:49.839699138</dc:date>
    <meta:editing-duration>PT12M40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2" meta:paragraph-count="43" meta:word-count="181" meta:character-count="980" meta:non-whitespace-character-count="841"/>
  </office:meta>
</office:document-meta>
</file>